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5.084cm" fo:min-width="17.534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188cm" fo:min-width="5.25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188cm" fo:min-width="14.4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2.146cm" fo:min-width="7.484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708cm" fo:min-width="7.57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3.344cm" fo:min-width="7.41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7.574cm" fo:min-width="4.53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428cm" fo:min-width="4.734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188cm" fo:min-width="23.798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348cm" fo:min-width="16.168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188cm" fo:min-width="16.178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1.666cm" fo:min-width="4.464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3.266cm" fo:min-width="24.392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1.188cm" fo:min-width="2.97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1.188cm" fo:min-width="4.24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034cm" svg:height="5.334cm" svg:x="1.778cm" svg:y="12.9cm">
          <text:p text:style-name="P1">Hyper-parameter spac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1.524cm" svg:x="2.794cm" svg:y="14.17cm">
          <text:p text:style-name="P3"><text:span text:style-name="T1">spaces/</text:span><text:span text:style-name="T1">model.p</text:span><text:span text:style-name="T1">y</text:span></text:p>
          <text:p text:style-name="P3"><text:span text:style-name="T2">Space </text:span><text:span text:style-name="T2">definition </text:span><text:span text:style-name="T2">for each </text:span><text:span text:style-name="T2">model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842cm" svg:height="1.524cm" svg:x="11.938cm" svg:y="14.17cm">
          <text:p text:style-name="P3"><text:span text:style-name="T1">s</text:span><text:span text:style-name="T1">p</text:span><text:span text:style-name="T1">a</text:span><text:span text:style-name="T1">c</text:span><text:span text:style-name="T1">e</text:span><text:span text:style-name="T1">s</text:span><text:span text:style-name="T1">/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.</text:span><text:span text:style-name="T1">p</text:span><text:span text:style-name="T1">y</text:span></text:p>
          <text:p text:style-name="P3"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4.986cm" svg:height="1.524cm" svg:x="2.794cm" svg:y="16.202cm">
          <text:p text:style-name="P3"><text:span text:style-name="T1">spaces/hyper.py</text:span></text:p>
          <text:p text:style-name="P3"><text:span text:style-name="T2">Space clas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128cm" svg:height="2.54cm" svg:x="11.478cm" svg:y="8.504cm">
          <text:p text:style-name="P3"><text:span text:style-name="T1">models.</text:span><text:span text:style-name="T1">py</text:span></text:p>
          <text:p text:style-name="P3"><text:span text:style-name="T2">Hyper </text:span><text:span text:style-name="T2">model </text:span><text:span text:style-name="T2">class and </text:span><text:span text:style-name="T2">wrappers </text:span><text:span text:style-name="T2">for </text:span><text:span text:style-name="T2">sklearn, </text:span><text:span text:style-name="T2">gradient </text:span><text:span text:style-name="T2">boosting, </text:span><text:span text:style-name="T2">NN </text:span><text:span text:style-name="T2">models</text:span></text:p>
          <text:p text:style-name="P3"><text:span text:style-name="T2">Ensemble </text:span><text:span text:style-name="T2">model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128cm" svg:height="1.016cm" svg:x="11.478cm" svg:y="11.298cm">
          <text:p text:style-name="P3"><text:span text:style-name="T1">u</text:span><text:span text:style-name="T1">t</text:span><text:span text:style-name="T1">i</text:span><text:span text:style-name="T1">l</text:span><text:span text:style-name="T1">s</text:span><text:span text:style-name="T1">/</text:span><text:span text:style-name="T1">k</text:span><text:span text:style-name="T1">e</text:span><text:span text:style-name="T1">r</text:span><text:span text:style-name="T1">a</text:span><text:span text:style-name="T1">s</text:span><text:span text:style-name="T1">_</text:span><text:span text:style-name="T1">w</text:span><text:span text:style-name="T1">r</text:span><text:span text:style-name="T1">a</text:span><text:span text:style-name="T1">p</text:span><text:span text:style-name="T1">p</text:span><text:span text:style-name="T1">e</text:span><text:span text:style-name="T1">r</text:span><text:span text:style-name="T1">.</text:span><text:span text:style-name="T1">p</text:span><text:span text:style-name="T1">y</text:span></text:p>
          <text:p text:style-name="P3"><text:span text:style-name="T2">w</text:span><text:span text:style-name="T2">r</text:span><text:span text:style-name="T2">a</text:span><text:span text:style-name="T2">p</text:span><text:span text:style-name="T2">p</text:span><text:span text:style-name="T2">e</text:span><text:span text:style-name="T2">r</text:span><text:span text:style-name="T2"> </text:span><text:span text:style-name="T2">N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128cm" svg:height="3.81cm" svg:x="2.702cm" svg:y="8.504cm">
          <text:p text:style-name="P3"><text:span text:style-name="T1">p</text:span><text:span text:style-name="T1">r</text:span><text:span text:style-name="T1">e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.</text:span><text:span text:style-name="T1">p</text:span><text:span text:style-name="T1">y</text:span></text:p>
          <text:p text:style-name="P3"><text:span text:style-name="T2">P</text:span><text:span text:style-name="T2">i</text:span><text:span text:style-name="T2">p</text:span><text:span text:style-name="T2">e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e</text:span><text:span text:style-name="T2">-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s</text:span><text:span text:style-name="T2">.</text:span><text:span text:style-name="T2"> </text:span><text:span text:style-name="T2">W</text:span><text:span text:style-name="T2">r</text:span><text:span text:style-name="T2">a</text:span><text:span text:style-name="T2">p</text:span><text:span text:style-name="T2">p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s</text:span><text:span text:style-name="T2">k</text:span><text:span text:style-name="T2">l</text:span><text:span text:style-name="T2">e</text:span><text:span text:style-name="T2">a</text:span><text:span text:style-name="T2">r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t</text:span><text:span text:style-name="T2">e</text:span><text:span text:style-name="T2">g</text:span><text:span text:style-name="T2">o</text:span><text:span text:style-name="T2">r</text:span><text:span text:style-name="T2">i</text:span><text:span text:style-name="T2">c</text:span><text:span text:style-name="T2">a</text:span><text:span text:style-name="T2">l</text:span><text:span text:style-name="T2">_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334cm" svg:height="8.128cm" svg:x="21.082cm" svg:y="4.572cm">
          <text:p text:style-name="P3"><text:span text:style-name="T1">dataset.py</text:span></text:p>
          <text:p text:style-name="P3"><text:span text:style-name="T2">Dataset and features </text:span><text:span text:style-name="T2">clas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334cm" svg:height="1.778cm" svg:x="21.082cm" svg:y="16.202cm">
          <text:p text:style-name="P3"><text:span text:style-name="T1">graphs.py</text:span></text:p>
          <text:p text:style-name="P3"><text:span text:style-name="T2">Graph </text:span><text:span text:style-name="T2">generation for </text:span><text:span text:style-name="T2">datasets and </text:span><text:span text:style-name="T2">result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4.384cm" svg:height="1.524cm" svg:x="2.032cm" svg:y="18.796cm">
          <text:p text:style-name="P3"><text:span text:style-name="T1">store.py</text:span></text:p>
          <text:p text:style-name="P3"><text:span text:style-name="T2">Wrapper </text:span><text:span text:style-name="T2">for Redis </text:span><text:span text:style-name="T2">store or </text:span><text:span text:style-name="T2">file store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6.764cm" svg:height="1.694cm" svg:x="2.702cm" svg:y="4.44cm">
          <text:p text:style-name="P3"><text:span text:style-name="T1">controller.py</text:span></text:p>
          <text:p text:style-name="P3"><text:span text:style-name="T2">Controls search </text:span><text:span text:style-name="T2">strategy and send </text:span><text:span text:style-name="T2">instruction to search </text:span><text:span text:style-name="T2">worker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6.764cm" svg:height="1.524cm" svg:x="2.702cm" svg:y="6.604cm">
          <text:p text:style-name="P3"><text:span text:style-name="T1">search.py</text:span></text:p>
          <text:p text:style-name="P3"><text:span text:style-name="T2">search worker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5.08cm" svg:height="2.032cm" svg:x="21.082cm" svg:y="13.462cm">
          <text:p text:style-name="P3"><text:span text:style-name="T1">monitor.py</text:span></text:p>
          <text:p text:style-name="P3"><text:span text:style-name="T2">Monitoring clas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4.892cm" svg:height="3.516cm" svg:x="2.032cm" svg:y="0.548cm">
          <text:p text:style-name="P1">Web app (automlk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1.524cm" svg:x="6.35cm" svg:y="1.818cm">
          <text:p text:style-name="P3"><text:span text:style-name="T1">app/views</text:span></text:p>
          <text:p text:style-name="P3"><text:span text:style-name="T2">Manage browser page request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556cm" svg:height="1.524cm" svg:x="12.7cm" svg:y="1.778cm">
          <text:p text:style-name="P3"><text:span text:style-name="T1">app/forms</text:span></text:p>
          <text:p text:style-name="P3"><text:span text:style-name="T2">Form class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4.826cm" svg:height="1.524cm" svg:x="17.78cm" svg:y="1.778cm">
          <text:p text:style-name="P3"><text:span text:style-name="T1">app/templates/...</text:span></text:p>
          <text:p text:style-name="P3"><text:span text:style-name="T2">Page rendering template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2:51:59.585550628</meta:creation-date>
    <dc:date>2017-10-05T22:07:43.278916851</dc:date>
    <meta:editing-duration>PT21M17S</meta:editing-duration>
    <meta:editing-cycles>4</meta:editing-cycles>
    <meta:generator>LibreOffice/5.1.6.2$Linux_X86_64 LibreOffice_project/10m0$Build-2</meta:generator>
    <meta:document-statistic meta:object-count="40"/>
  </office:meta>
</office:document-meta>
</file>